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end" style:justify-single-word="false"/>
    </style:style>
    <style:style style:name="P6" style:family="paragraph" style:parent-style-name="Standard" style:list-style-name="L1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30245229959071397" text:style-name="L1">
        <text:list-header>
          <text:p text:style-name="P5">Michael Risher</text:p>
          <text:p text:style-name="P5">4/13/2016</text:p>
          <text:p text:style-name="P5">Mark Lehr</text:p>
          <text:p text:style-name="P6">Cis 17C Midterm</text:p>
        </text:list-header>
        <text:list-item>
          <text:p text:style-name="P4">4</text:p>
        </text:list-item>
        <text:list-item>
          <text:p text:style-name="P4">4</text:p>
        </text:list-item>
        <text:list-item>
          <text:p text:style-name="P4">4</text:p>
        </text:list-item>
        <text:list-item>
          <text:p text:style-name="P4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4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4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4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8483967" text:continue-numbering="true" text:style-name="L1">
        <text:list-header>
          <text:p text:style-name="P4"/>
        </text:list-header>
        <text:list-item>
          <text:p text:style-name="P4"><text:s/>Analysis for linear search</text:p>
          <text:p text:style-name="P4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Total Operations</text:p>
          </table:table-cell>
          <table:table-cell table:style-name="Table1.C1" office:value-type="string">
            <text:p text:style-name="P3">Time (ms)</text:p>
          </table:table-cell>
        </table:table-row>
        <table:table-row>
          <table:table-cell table:style-name="Table1.A2" office:value-type="float" office:value="7500000">
            <text:p text:style-name="P3">7500000</text:p>
          </table:table-cell>
          <table:table-cell table:style-name="Table1.A2" office:value-type="float" office:value="22500001">
            <text:p text:style-name="P3">22500001</text:p>
          </table:table-cell>
          <table:table-cell table:style-name="Table1.C2" office:value-type="float" office:value="45">
            <text:p text:style-name="P3">45</text:p>
          </table:table-cell>
        </table:table-row>
        <table:table-row>
          <table:table-cell table:style-name="Table1.A2" office:value-type="float" office:value="10000000">
            <text:p text:style-name="P3">10000000</text:p>
          </table:table-cell>
          <table:table-cell table:style-name="Table1.A2" office:value-type="float" office:value="30000001">
            <text:p text:style-name="P3">30000001</text:p>
          </table:table-cell>
          <table:table-cell table:style-name="Table1.C2" office:value-type="float" office:value="60">
            <text:p text:style-name="P3">60</text:p>
          </table:table-cell>
        </table:table-row>
        <table:table-row>
          <table:table-cell table:style-name="Table1.A2" office:value-type="float" office:value="50000000">
            <text:p text:style-name="P3">50000000</text:p>
          </table:table-cell>
          <table:table-cell table:style-name="Table1.A2" office:value-type="float" office:value="150000001">
            <text:p text:style-name="P3">150000001</text:p>
          </table:table-cell>
          <table:table-cell table:style-name="Table1.C2" office:value-type="float" office:value="250">
            <text:p text:style-name="P3">250</text:p>
          </table:table-cell>
        </table:table-row>
        <table:table-row>
          <table:table-cell table:style-name="Table1.A2" office:value-type="float" office:value="100000000">
            <text:p text:style-name="P3">100000000</text:p>
          </table:table-cell>
          <table:table-cell table:style-name="Table1.A2" office:value-type="float" office:value="300000001">
            <text:p text:style-name="P3">300000001</text:p>
          </table:table-cell>
          <table:table-cell table:style-name="Table1.C2" office:value-type="float" office:value="504">
            <text:p text:style-name="P3">504</text:p>
          </table:table-cell>
        </table:table-row>
      </table:table>
      <text:list xml:id="list38481923" text:continue-numbering="true" text:style-name="L1">
        <text:list-header>
          <text:p text:style-name="P4">Operations graph for linear search. Which is an <draw:frame draw:style-name="fr1" draw:name="Object19" text:anchor-type="as-char" svg:y="-0.1484in" svg:width="0.4862in" svg:height="0.190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  <text:p text:style-name="P4"><draw:frame draw:style-name="fr2" draw:name="Object14" text:anchor-type="paragraph" svg:x="0.3193in" svg:y="0.0953in" svg:width="6.2984in" svg:height="2.4366in" draw:z-index="16"><draw:object xlink:href="./Object 14" xlink:type="simple" xlink:show="embed" xlink:actuate="onLoad" draw:notify-on-update-of-ranges="Table1"/><draw:image xlink:href="./ObjectReplacements/Object 14" xlink:type="simple" xlink:show="embed" xlink:actuate="onLoad"/></draw:frame><text:soft-page-break/>Time graph for linear search</text:p>
          <text:p text:style-name="P4"><draw:frame draw:style-name="fr2" draw:name="Object15" text:anchor-type="paragraph" svg:x="0.1083in" svg:y="0.0319in" svg:width="6.2984in" svg:height="2.5756in" draw:z-index="13"><draw:object xlink:href="./Object 15" xlink:type="simple" xlink:show="embed" xlink:actuate="onLoad" draw:notify-on-update-of-ranges="Table1"/><draw:image xlink:href="./ObjectReplacements/Object 15" xlink:type="simple" xlink:show="embed" xlink:actuate="onLoad"/></draw:frame>The time and the operations graph look exactly the same</text:p>
          <text:p text:style-name="P4"/>
          <text:p text:style-name="P4">Analysis for binary search</text:p>
        </text:list-header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Total Operations</text:p>
          </table:table-cell>
          <table:table-cell table:style-name="Table2.C1" office:value-type="string">
            <text:p text:style-name="P3">Time (ms)</text:p>
          </table:table-cell>
        </table:table-row>
        <table:table-row>
          <table:table-cell table:style-name="Table2.A2" office:value-type="float" office:value="7500000">
            <text:p text:style-name="P3">7500000</text:p>
          </table:table-cell>
          <table:table-cell table:style-name="Table2.A2" office:value-type="float" office:value="113">
            <text:p text:style-name="P3">113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10000000">
            <text:p text:style-name="P3">10000000</text:p>
          </table:table-cell>
          <table:table-cell table:style-name="Table2.A2" office:value-type="float" office:value="118">
            <text:p text:style-name="P3">118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50000000">
            <text:p text:style-name="P3">50000000</text:p>
          </table:table-cell>
          <table:table-cell table:style-name="Table2.A2" office:value-type="float" office:value="128">
            <text:p text:style-name="P3">128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100000000">
            <text:p text:style-name="P3">100000000</text:p>
          </table:table-cell>
          <table:table-cell table:style-name="Table2.A2" office:value-type="float" office:value="133">
            <text:p text:style-name="P3">133</text:p>
          </table:table-cell>
          <table:table-cell table:style-name="Table2.C2" office:value-type="float" office:value="1">
            <text:p text:style-name="P3">1</text:p>
          </table:table-cell>
        </table:table-row>
      </table:table>
      <text:list xml:id="list38479596" text:continue-numbering="true" text:style-name="L1">
        <text:list-header>
          <text:p text:style-name="P4">Operations graph for binary search. Which is <draw:frame draw:style-name="fr1" draw:name="Object18" text:anchor-type="as-char" svg:y="-0.1484in" svg:width="0.8917in" svg:height="0.2091in" draw:z-index="17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4"><draw:frame draw:style-name="fr2" draw:name="Object16" text:anchor-type="paragraph" svg:x="0.4154in" svg:y="0.0634in" svg:width="6.302in" svg:height="2.5311in" draw:z-index="14"><draw:object xlink:href="./Object 16" xlink:type="simple" xlink:show="embed" xlink:actuate="onLoad" draw:notify-on-update-of-ranges="Table2"/><draw:image xlink:href="./ObjectReplacements/Object 16" xlink:type="simple" xlink:show="embed" xlink:actuate="onLoad"/></draw:frame><text:soft-page-break/> </text:p>
          <text:p text:style-name="P4">Timing graph for binary search</text:p>
          <text:p text:style-name="P4"><draw:frame draw:style-name="fr2" draw:name="Object17" text:anchor-type="paragraph" svg:x="0.2071in" svg:y="0.0752in" svg:width="6.302in" svg:height="2.5217in" draw:z-index="15"><draw:object xlink:href="./Object 18" xlink:type="simple" xlink:show="embed" xlink:actuate="onLoad" draw:notify-on-update-of-ranges="Table2"/><draw:image xlink:href="./ObjectReplacements/Object 18" xlink:type="simple" xlink:show="embed" xlink:actuate="onLoad"/></draw:frame>There is insufficient data to compare the time and the operation graph since I can not get a bigger N</text:p>
          <text:p text:style-name="P4"/>
        </text:list-header>
        <text:list-item>
          <text:p text:style-name="P4">Analysis of a <draw:frame draw:style-name="fr1" draw:name="Object20" text:anchor-type="as-char" svg:y="-0.172in" svg:width="0.5398in" svg:height="0.21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">Operations</text:p>
          </table:table-cell>
          <table:table-cell table:style-name="Table3.C1" office:value-type="string">
            <text:p text:style-name="P3">Time (ms)</text:p>
          </table:table-cell>
        </table:table-row>
        <table:table-row>
          <table:table-cell table:style-name="Table3.A2" office:value-type="float" office:value="10000">
            <text:p text:style-name="P3">10000</text:p>
          </table:table-cell>
          <table:table-cell table:style-name="Table3.A2" office:value-type="float" office:value="28501501">
            <text:p text:style-name="P3">28501501</text:p>
          </table:table-cell>
          <table:table-cell table:style-name="Table3.C2" office:value-type="float" office:value="69">
            <text:p text:style-name="P3">69</text:p>
          </table:table-cell>
        </table:table-row>
        <table:table-row>
          <table:table-cell table:style-name="Table3.A2" office:value-type="float" office:value="50000">
            <text:p text:style-name="P3">50000</text:p>
          </table:table-cell>
          <table:table-cell table:style-name="Table3.A2" office:value-type="float" office:value="712507501">
            <text:p text:style-name="P3">712507501</text:p>
          </table:table-cell>
          <table:table-cell table:style-name="Table3.C2" office:value-type="float" office:value="1449">
            <text:p text:style-name="P3">1449</text:p>
          </table:table-cell>
        </table:table-row>
        <table:table-row>
          <table:table-cell table:style-name="Table3.A2" office:value-type="float" office:value="75000">
            <text:p text:style-name="P3">75000</text:p>
          </table:table-cell>
          <table:table-cell table:style-name="Table3.A2" office:value-type="float" office:value="1603136251">
            <text:p text:style-name="P3">1603136251</text:p>
          </table:table-cell>
          <table:table-cell table:style-name="Table3.C2" office:value-type="float" office:value="3208">
            <text:p text:style-name="P3">3208</text:p>
          </table:table-cell>
        </table:table-row>
        <table:table-row>
          <table:table-cell table:style-name="Table3.A2" office:value-type="float" office:value="100000">
            <text:p text:style-name="P3">100000</text:p>
          </table:table-cell>
          <table:table-cell table:style-name="Table3.A2" office:value-type="float" office:value="2850015001">
            <text:p text:style-name="P3">2850015001</text:p>
          </table:table-cell>
          <table:table-cell table:style-name="Table3.C2" office:value-type="float" office:value="5582">
            <text:p text:style-name="P3">5582</text:p>
          </table:table-cell>
        </table:table-row>
      </table:table>
      <text:list xml:id="list38489503" text:continue-numbering="true" text:style-name="L1">
        <text:list-header>
          <text:p text:style-name="P4">Operations graph of the marksort</text:p>
          <text:p text:style-name="P4"><draw:frame draw:style-name="fr2" draw:name="Object21" text:anchor-type="paragraph" svg:x="0.2819in" svg:y="0.0661in" svg:width="6.2984in" svg:height="2.6543in" draw:z-index="20"><draw:object xlink:href="./Object 21" xlink:type="simple" xlink:show="embed" xlink:actuate="onLoad" draw:notify-on-update-of-ranges="Table3"/><draw:image xlink:href="./ObjectReplacements/Object 21" xlink:type="simple" xlink:show="embed" xlink:actuate="onLoad"/></draw:frame><text:soft-page-break/>Time graph for a marksort</text:p>
          <text:p text:style-name="P4"><draw:frame draw:style-name="fr2" draw:name="Object22" text:anchor-type="paragraph" svg:x="0.2819in" svg:y="0.0661in" svg:width="6.2984in" svg:height="2.6543in" draw:z-index="21"><draw:object xlink:href="./Object 22" xlink:type="simple" xlink:show="embed" xlink:actuate="onLoad" draw:notify-on-update-of-ranges="Table3"/><draw:image xlink:href="./ObjectReplacements/Object 22" xlink:type="simple" xlink:show="embed" xlink:actuate="onLoad"/><svg:desc>chart</svg:desc></draw:frame></text:p>
        </text:list-header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6T18:31:20.17</dc:date>
    <dc:creator>Michael Risher</dc:creator>
    <meta:editing-duration>PT1H21M25S</meta:editing-duration>
    <meta:editing-cycles>6</meta:editing-cycles>
    <meta:generator>OpenOffice/4.1.2$Win32 OpenOffice.org_project/412m3$Build-9782</meta:generator>
    <meta:document-statistic meta:table-count="3" meta:image-count="0" meta:object-count="22" meta:page-count="4" meta:paragraph-count="77" meta:word-count="185" meta:character-count="1024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782cm" style:legend-expansion="high" chart:style-name="ch2"/>
        <chart:plot-area chart:style-name="ch3" table:cell-range-address="Table1.$A$2:.$A$5 Table1.$B$1:.$B$5" chart:data-source-has-labels="both" svg:x="1.357cm" svg:y="0.627cm" svg:width="10.145cm" svg:height="4.431cm">
          <chartooo:coordinate-region svg:x="3.275cm" svg:y="0.839cm" svg:width="7.392cm" svg:height="3.546cm"/>
          <chart:axis chart:dimension="x" chart:name="primary-x" chart:style-name="ch4" chartooo:axis-type="auto">
            <chartooo:date-scale/>
            <chart:title svg:x="6.253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le1.$B$2:.$B$5" chart:label-cell-address="Table1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22500001">
                <text:p>22500001</text:p>
                <draw:g>
                  <svg:desc>Table1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0000001">
                <text:p>30000001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0000001">
                <text:p>1500000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00000001">
                <text:p>3000000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542cm" xlink:href=".." xlink:type="simple" chart:class="chart:line" chart:style-name="ch1">
        <chart:legend chart:legend-position="end" svg:x="13.119cm" svg:y="2.959cm" style:legend-expansion="high" chart:style-name="ch2"/>
        <chart:plot-area chart:style-name="ch3" table:cell-range-address="Table1.$A$2:.$A$5 Table1.$C$1:.$C$5" chart:data-source-has-labels="both" svg:x="1.357cm" svg:y="0.655cm" svg:width="11.124cm" svg:height="4.749cm">
          <chartooo:coordinate-region svg:x="2.164cm" svg:y="0.867cm" svg:width="9.482cm" svg:height="3.864cm"/>
          <chart:axis chart:dimension="x" chart:name="primary-x" chart:style-name="ch4" chartooo:axis-type="auto">
            <chartooo:date-scale/>
            <chart:title svg:x="6.743cm" svg:y="5.535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34cm" chart:style-name="ch6">
              <text:p>Time ms</text:p>
            </chart:title>
            <chart:grid chart:style-name="ch7" chart:class="major"/>
          </chart:axis>
          <chart:series chart:style-name="ch8" chart:values-cell-range-address="Table1.$C$2:.$C$5" chart:label-cell-address="Table1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45">
                <text:p>45</text:p>
                <draw:g>
                  <svg:desc>Table1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04">
                <text:p>5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902cm" style:legend-expansion="high" chart:style-name="ch2"/>
        <chart:plot-area chart:style-name="ch3" table:cell-range-address="Table2.$A$2:.$A$5 Table2.$B$1:.$B$5" chart:data-source-has-labels="both" svg:x="1.358cm" svg:y="0.647cm" svg:width="10.151cm" svg:height="4.646cm">
          <chartooo:coordinate-region svg:x="2.165cm" svg:y="0.859cm" svg:width="8.509cm" svg:height="3.761cm"/>
          <chart:axis chart:dimension="x" chart:name="primary-x" chart:style-name="ch4" chartooo:axis-type="auto">
            <chartooo:date-scale/>
            <chart:title svg:x="6.257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series chart:style-name="ch8" chart:values-cell-range-address="Table2.$B$2:.$B$5" chart:label-cell-address="Table2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113">
                <text:p>113</text:p>
                <draw:g>
                  <svg:desc>Table2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04cm" xlink:href=".." xlink:type="simple" chart:class="chart:line" chart:style-name="ch1">
        <chart:legend chart:legend-position="end" svg:x="13.128cm" svg:y="2.89cm" style:legend-expansion="high" chart:style-name="ch2"/>
        <chart:plot-area chart:style-name="ch3" table:cell-range-address="Table2.$A$2:.$A$5 Table2.$C$1:.$C$5" chart:data-source-has-labels="both" svg:x="1.358cm" svg:y="0.647cm" svg:width="11.13cm" svg:height="4.621cm">
          <chartooo:coordinate-region svg:x="2.085cm" svg:y="0.86cm" svg:width="9.568cm" svg:height="3.735cm"/>
          <chart:axis chart:dimension="x" chart:name="primary-x" chart:style-name="ch4" chartooo:axis-type="auto">
            <chartooo:date-scale/>
            <chart:title svg:x="6.747cm" svg:y="5.397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636cm" chart:style-name="ch6">
              <text:p>Time Ms</text:p>
            </chart:title>
            <chart:grid chart:style-name="ch7" chart:class="major"/>
          </chart:axis>
          <chart:series chart:style-name="ch8" chart:values-cell-range-address="Table2.$C$2:.$C$5" chart:label-cell-address="Table2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0">
                <text:p>0</text:p>
                <draw:g>
                  <svg:desc>Table2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3.058cm" style:legend-expansion="high" chart:style-name="ch2"/>
        <chart:plot-area chart:style-name="ch3" table:cell-range-address="Table3.$A$2:.$B$6" chart:data-source-has-labels="both" svg:x="1.357cm" svg:y="0.671cm" svg:width="10.992cm" svg:height="4.928cm">
          <chartooo:coordinate-region svg:x="3.46cm" svg:y="0.883cm" svg:width="8.332cm" svg:height="4.043cm"/>
          <chart:axis chart:dimension="x" chart:name="primary-x" chart:style-name="ch4" chartooo:axis-type="auto">
            <chartooo:date-scale/>
            <chart:title svg:x="6.677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6">
            <chart:title svg:x="0.451cm" svg:y="3.999cm" chart:style-name="ch7">
              <text:p>Operations</text:p>
            </chart:title>
            <chart:grid chart:style-name="ch8" chart:class="major"/>
          </chart:axis>
          <chart:series chart:style-name="ch9" chart:values-cell-range-address="Table3.$B$2:.$B$5" chart:label-cell-address="Table3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B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28501501">
                <text:p>28501501</text:p>
                <draw:g>
                  <svg:desc>Table3.$B$2:.$B$5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12507501">
                <text:p>71250750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603136251">
                <text:p>16031362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850015001">
                <text:p>28500150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3.119cm" svg:y="3.058cm" style:legend-expansion="high" chart:style-name="ch2"/>
        <chart:plot-area chart:style-name="ch3" table:cell-range-address="Table3.$A$2:.$A$5 Table3.$C$1:.$C$5" chart:data-source-has-labels="both" svg:x="1.357cm" svg:y="0.671cm" svg:width="11.124cm" svg:height="4.928cm">
          <chartooo:coordinate-region svg:x="2.349cm" svg:y="0.884cm" svg:width="9.575cm" svg:height="4.042cm"/>
          <chart:axis chart:dimension="x" chart:name="primary-x" chart:style-name="ch4" chartooo:axis-type="auto">
            <chartooo:date-scale/>
            <chart:title svg:x="6.74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4.079cm" chart:style-name="ch6">
              <text:p>MiliSeconds</text:p>
            </chart:title>
            <chart:grid chart:style-name="ch7" chart:class="major"/>
          </chart:axis>
          <chart:series chart:style-name="ch8" chart:values-cell-range-address="Table3.$C$2:.$C$5" chart:label-cell-address="Table3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69">
                <text:p>69</text:p>
                <draw:g>
                  <svg:desc>Table3.$C$2:.$C$5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82">
                <text:p>558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